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text>Generic Formula for Weight Release Type:</mtext>
        </mtd>
      </mtr>
      <mtr>
        <mtd>
          <mrow/>
        </mtd>
      </mtr>
      <mtr>
        <mtd>
          <mrow>
            <mi mathvariant="normal">W</mi>
            <mrow>
              <mrow>
                <mo fence="true" form="prefix" stretchy="false">(</mo>
                <mrow>
                  <mrow>
                    <mi>B</mi>
                    <mi>,</mi>
                    <mi>r</mi>
                    <mi>,</mi>
                    <mi>p</mi>
                  </mrow>
                </mrow>
                <mo fence="true" form="postfix" stretchy="false">)</mo>
              </mrow>
              <mo stretchy="false">=</mo>
              <msub>
                <mi>log</mi>
                <mi>B</mi>
              </msub>
            </mrow>
            <mrow>
              <mo fence="true" form="prefix" stretchy="false">(</mo>
              <mrow>
                <mrow>
                  <msup>
                    <mi>B</mi>
                    <mi>B</mi>
                  </msup>
                  <mo stretchy="false">+</mo>
                  <mroot>
                    <mfrac>
                      <mrow>
                        <mi>r</mi>
                        <mo stretchy="false">+</mo>
                        <mn>1</mn>
                      </mrow>
                      <msup>
                        <mi>p</mi>
                        <mrow>
                          <mo stretchy="false">−</mo>
                          <mn>1</mn>
                        </mrow>
                      </msup>
                    </mfrac>
                    <mi>B</mi>
                  </mroot>
                </mrow>
              </mrow>
              <mo fence="true" form="postfix" stretchy="false">)</mo>
            </mrow>
            <mi>,</mi>
            <mtable>
              <mtr>
                <mtd>
                  <mrow>
                    <mi>B</mi>
                    <mo stretchy="false">∈</mo>
                    <mi mathvariant="normal">ℕ</mi>
                  </mrow>
                </mtd>
              </mtr>
              <mtr>
                <mtd>
                  <mrow>
                    <mi>r</mi>
                    <mo stretchy="false">∈</mo>
                    <mi mathvariant="normal">ℕ</mi>
                  </mrow>
                </mtd>
              </mtr>
              <mtr>
                <mtd>
                  <mrow>
                    <mi>p</mi>
                    <mo stretchy="false">∈</mo>
                    <mi mathvariant="normal">ℕ</mi>
                  </mrow>
                </mtd>
              </mtr>
              <mtr>
                <mtd>
                  <mrow>
                    <mi>B</mi>
                    <mo stretchy="false">≥</mo>
                    <mn>2</mn>
                  </mrow>
                </mtd>
              </mtr>
              <mtr>
                <mtd>
                  <mrow>
                    <mi>r</mi>
                    <mo stretchy="false">≥</mo>
                    <mn>0</mn>
                  </mrow>
                </mtd>
              </mtr>
              <mtr>
                <mtd>
                  <mrow>
                    <mi>p</mi>
                    <mo stretchy="false">≥</mo>
                    <mn>1</mn>
                  </mrow>
                </mtd>
              </mtr>
            </mtable>
          </mrow>
        </mtd>
      </mtr>
    </mtable>
    <annotation encoding="StarMath 5.0">"Generic Formula for Weight Release Type:" newline newline

func W(B,r,p) = log_B(B^B + nroot{B}{ frac {r + 1} {p^{-1} } } ), stack{ B in setN # r in setN # p in setN # B&gt;= 2 # r &gt;= 0 # p &gt;= 1}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4-13T12:58:27.110221116</meta:creation-date>
    <dc:date>2025-04-14T16:02:58.944263843</dc:date>
    <dc:creator>Matheus Lopes Silvati</dc:creator>
    <meta:editing-duration>PT36M29S</meta:editing-duration>
    <meta:editing-cycles>6</meta:editing-cycles>
    <meta:generator>LibreOffice/24.2.7.2$Linux_X86_64 LibreOffice_project/420$Build-2</meta:generator>
  </office:meta>
</office:document-meta>
</file>